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Pocz</text:span><text:span text:style-name="T2">ątek programu (Start)<text:line-break/>2. Wczytanie liczby procesów<text:s text:c="2"/></text:span><text:span text:style-name="T3">x</text:span><text:span text:style-name="T4"><text:s/>do wygenerowania <text:line-break/>3. Stworzenie Arraylisty<text:s/></text:span><text:span text:style-name="T5">lista</text:span><text:span text:style-name="T6"><text:s/>w kontenerze do przechowania procesów<text:line-break/>4. Iteracyjne generowanie procesów i przypisanie ich do listy<text:line-break/>5. pozostale_procesy = x;<text:line-break/>6. Wybór algorytmu planowania<text:s text:c="2"/></text:span><text:span text:style-name="T7">a</text:span><text:span text:style-name="T8"><text:s/><text:line-break/>7.<text:s/></text:span><text:span text:style-name="T9">Jeśli a == FCFS<text:line-break/></text:span><text:span text:style-name="T10">8. Stwórz kolejkę<text:line-break/>9. Pobierz dane z<text:s/></text:span><text:span text:style-name="T11">lista<text:s/></text:span><text:span text:style-name="T12">do kolejki<text:line-break/>10. Stwórz i ustaw licznik czasu <text:line-break/>11. i = 0 , jeśli i&lt;x wykonaj<text:s/></text:span><text:span text:style-name="T13">i</text:span><text:span text:style-name="T14">-ty proces z kolejki<text:line-break/>12. pozostale_procesy--;<text:line-break/>13. Jeśli i &lt; x -1<text:s text:c="2"/>licznik_czasu += czas_wykonania_procesu * (pozostale_procesy)<text:line-break/>14. i++<text:line-break/>15. Wróc do kroku 11<text:line-break/>16. Stwórz średnia<text:line-break/>17. srednia = licznik_czasu/x<text:line-break/>18. Zwróć średnią<text:line-break/>19. Zakończ program (Stop)<text:line-break/>20</text:span><text:span text:style-name="T15">. Jeśli a == SJFb</text:span><text:span text:style-name="T16"><text:line-break/>21. Stwórz kolejkę<text:line-break/>22. Pobierz dane z<text:s/></text:span><text:span text:style-name="T17">lista</text:span><text:span text:style-name="T18"><text:s/>do kolejki<text:line-break/>23. Sortuj rosnąco kolejkę według długości fazy procesora<text:line-break/>24. Stwórz i ustaw licznik czasu<text:line-break/>25.<text:s/></text:span><text:span text:style-name="T19">i</text:span><text:span text:style-name="T20"><text:s/>= 0 , jeśli i&lt;x wykonaj<text:s/></text:span><text:span text:style-name="T21">i</text:span><text:span text:style-name="T22">-ty proces z kolejki<text:line-break/>26. pozostale_procesy--;<text:line-break/>27. Jeśli i &lt; x -1<text:s text:c="2"/>licznik_czasu += czas_wykonania_procesu * (pozostale_procesy)<text:line-break/>28. i++<text:line-break/>29. Wróć do kroku 25<text:line-break/>30. Stwórz średnią<text:line-break/>31. srednia = licznik_czasu/x<text:line-break/>32. Zwróć średnią<text:line-break/>33. Zakończ program (Stop)<text:line-break/>34.<text:s/></text:span><text:span text:style-name="T23">Jeśli a == SJFw<text:line-break/></text:span><text:span text:style-name="T24">35. Stwórz kolejkę<text:line-break/>36. Pobierz dane z<text:s/></text:span><text:span text:style-name="T25">lista</text:span><text:span text:style-name="T26"><text:s/>do kolejki<text:line-break/>37. Sortuj rosnąco kolejkę według długości fazy procesora<text:line-break/>38. Ustaw licznik czasu<text:line-break/>39.<text:s text:c="2"/></text:span><text:span text:style-name="T27">i</text:span><text:span text:style-name="T28"><text:s/>= 0 , jeśli i&lt;x wykonuj<text:s/></text:span><text:span text:style-name="T29">i</text:span><text:span text:style-name="T30">-ty proces z kolejki<text:line-break/>40. Sprawdź czy nie doszedł nowy proces<text:line-break/>41. Jeśli tak, sprawdź czy jest krótszy od reszty wykonującego się<text:line-break/>42a. Jeśli tak, wykonujacy sie proces zatrzymaj,<text:line-break/><text:s text:c="9"/>od długości fazy odejmij czas przez który się proces wykonywał,<text:line-break/><text:s text:c="9"/>licznik_czasu += czas_wykonywania_nowego * pozostale_procesy,<text:line-break/><text:s text:c="9"/>x++<text:line-break/><text:s text:c="9"/>zacznij wykonywać nowy proces<text:line-break/>43b. Jeśłi nie, ustaw nowy proces w kolejce<text:line-break/>44. Jeśli nie, kontynuuj wykonywanie procesu, pozostale_procesy--<text:line-break/>45. Jeśli i &lt; x -1<text:s text:c="2"/>licznik_czasu +=<text:s text:c="2"/>czas_wykonania_procesu * (pozostale_procesy)<text:line-break/>46. i++<text:line-break/>47. Wróć do kroku 36<text:line-break/>48. Stwórz średnią<text:line-break/>49. srednia = licznik_czasu/x<text:line-break/>50. Zwróc średnią<text:line-break/>51. Zakończ program<text:line-break/>52.<text:s/></text:span><text:span text:style-name="T31">Jeśli a == rotacyjny</text:span><text:span text:style-name="T32"><text:line-break/>53. Stwórz kolejkę<text:line-break/>54. Pobierz dane z<text:s/></text:span><text:span text:style-name="T33">lista</text:span><text:span text:style-name="T34"><text:s/>do kolejki<text:line-break/>55. Stwórz i ustaw kwant czasu<text:line-break/>56. Stwórz i ustaw licznik czasu<text:line-break/>57.<text:s/></text:span><text:span text:style-name="T35">i</text:span><text:span text:style-name="T36"><text:s/>= 0 , jeśli i&lt;x wykonuj<text:s/></text:span><text:span text:style-name="T37">i</text:span><text:span text:style-name="T38">-ty proces z kolejki przez kwant czasu<text:line-break/>58. Ustaw długość fazy procesora<text:s/></text:span><text:span text:style-name="T39">i</text:span><text:span text:style-name="T40">-tego procesu poprzez odjecie kwantu czasu<text:line-break/>59. Jeśli długość fazy procesora i-tego procesu &gt; 0<text:line-break/>59a. Ustaw<text:s/></text:span><text:span text:style-name="T41">i</text:span><text:span text:style-name="T42">-ty proces na końcu kolejki i przesuń wszystkie procesy o jeden do przodu<text:line-break/><text:s text:c="9"/>i--<text:line-break/><text:s text:c="8"/>Jeśli i &lt; x -1<text:s text:c="3"/>licznik_czasu += kwant_czasu * (pozostale_procesy)<text:line-break/>60. Jeśli długość &lt;= 0<text:s text:c="2"/>to <text:line-break/><text:s text:c="7"/>pozostale_procesy--<text:line-break/><text:s text:c="7"/>Jeśli i &lt; x -1<text:s text:c="2"/>licznik_czasu += czas_wykonywania_procesu *(pozostale_procesy)<text:line-break/>61. i++<text:line-break/>62. Wróć do kroku 57<text:line-break/>63. Stwórz średnią<text:line-break/>64. srednia = licznik_czasue / x<text:line-break/>65. Zwróć średnią<text:line-break/>66. Zakończ program(Stop) 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